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</style:style>
    <style:style style:name="P103" style:family="paragraph" style:parent-style-name="Text_20_body" style:list-style-name="L98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96">
        <text:list-item>
          <text:p text:style-name="P101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1">O que são e o que fazem os administradores:<text:line-break/></text:p>
          <text:list text:style-name="L97">
            <text:list-item>
              <text:p text:style-name="P10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0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1">Acesso ao <text:span text:style-name="T1">MySQL</text:span> pelo terminal é necessario usar o comando:<text:line-break/>mysql -u root -p<text:line-break/></text:p>
          <text:list text:style-name="L98">
            <text:list-item>
              <text:p text:style-name="P103">Depois colocar a senha.<text:line-break/></text:p>
            </text:list-item>
          </text:list>
        </text:list-item>
        <text:list-item>
          <text:p text:style-name="P101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4T19:56:07Z</meta:creation-date>
    <dc:date>2022-03-24T19:56:07Z</dc:date>
    <meta:user-defined meta:name="date" meta:value-type="string">2022-03-24</meta:user-defined>
    <meta:user-defined meta:name="output" meta:value-type="string"/>
  </office:meta>
</office:document-meta>
</file>